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1">
      <style:paragraph-properties fo:margin-top="0cm" fo:margin-bottom="0cm" style:contextual-spacing="false"/>
    </style:style>
    <style:style style:name="P3" style:family="paragraph" style:parent-style-name="Text_20_body" style:list-style-name="L2"/>
    <style:style style:name="P4" style:family="paragraph" style:parent-style-name="Text_20_body" style:list-style-name="L2">
      <style:paragraph-properties fo:margin-top="0cm" fo:margin-bottom="0cm" style:contextual-spacing="false"/>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L'articolo "Explicit Boundary Guided Semi-Push-Pull Contrastive Learning for Supervised Anomaly Detection" di Xincheng Yao et al. introduce un innovativo modello di rilevamento delle anomalie, BGAD (Boundary Guided Anomaly Detection), che mira a superare le limitazioni dei modelli esistenti relativamente alla discriminabilità insufficiente e al problema di bias. Utilizzando un meccanismo di apprendimento contrastivo semi-push-pull guidato da un confine esplicito, questo metodo cerca di migliorare la discriminabilità del modello pur mitigando il bias verso le anomalie note, facilitando così la generalizzazione anche alle anomalie non viste.</text:p>
      <text:p text:style-name="Text_20_body"><text:span text:style-name="Strong_20_Emphasis">Caratteristiche Fondamentali:</text:span></text:p>
      <text:list text:style-name="L2">
        <text:list-item>
          <text:p text:style-name="P3"><text:span text:style-name="Strong_20_Emphasis">Struttura del Modello Predittivo:</text:span> BGAD sfrutta un flusso di normalizzazione (normalizing flow) per generare una distribuzione normalizzata delle caratteristiche normali e definire un confine esplicito di separazione. Successivamente, utilizza una perdita semi-push-pull guidata dal confine (BG-SPP loss) per ottimizzare la distanza tra le caratteristiche normali e quelle anomale rispetto a questo confine.</text:p>
        </text:list-item>
        <text:list-item>
          <text:p text:style-name="P3"><text:span text:style-name="Strong_20_Emphasis">Tecnica di Apprendimento:</text:span> L'approccio si basa sull'apprendimento contrastivo, con un'innovativa funzione di perdita BG-SPP che tira insieme le caratteristiche normali e spinge quelle anomale oltre un certo margine dal confine di separazione, favorendo l'apprendimento di caratteristiche più discriminanti.</text:p>
        </text:list-item>
        <text:list-item>
          <text:p text:style-name="P3"><text:span text:style-name="Strong_20_Emphasis">Vantaggi:</text:span></text:p>
          <text:list>
            <text:list-item>
              <text:p text:style-name="P4">Maggiore discriminabilità del modello e minor rischio di bias verso le anomalie conosciute.</text:p>
            </text:list-item>
            <text:list-item>
              <text:p text:style-name="P4">Miglioramento significativo delle prestazioni di rilevamento delle anomalie, sia note che sconosciute.</text:p>
            </text:list-item>
          </text:list>
        </text:list-item>
        <text:list-item>
          <text:p text:style-name="P3"><text:span text:style-name="Strong_20_Emphasis">Svantaggi:</text:span></text:p>
          <text:list>
            <text:list-item>
              <text:p text:style-name="P4">Necessita di un numero limitato di esempi di anomalie note per l'addestramento, il che potrebbe non essere sempre fattibile in tutte le applicazioni reali.</text:p>
            </text:list-item>
          </text:list>
        </text:list-item>
        <text:list-item>
          <text:p text:style-name="P3"><text:span text:style-name="Strong_20_Emphasis">Etichettatura del Dataset:</text:span> Richiede un set di dati con un numero limitato di anomalie etichettate per l'addestramento, differenziandosi dagli approcci unsupervised che si basano esclusivamente su dati normali.</text:p>
        </text:list-item>
        <text:list-item>
          <text:p text:style-name="P3"><text:span text:style-name="Strong_20_Emphasis">Risultati in termini di Prestazioni e Qualità/Accuracy dell'Output:</text:span></text:p>
          <text:list>
            <text:list-item>
              <text:p text:style-name="P4">Il modello BGAD ha raggiunto risultati state-of-the-art sul benchmark MVTecAD, con un AUROC a livello di immagine del 99.3% e un AUROC a livello di pixel del 99.2%, evidenziando un significativo miglioramento rispetto ai metodi precedenti.</text:p>
            </text:list-item>
          </text:list>
        </text:list-item>
        <text:list-item>
          <text:p text:style-name="P3"><text:span text:style-name="Strong_20_Emphasis">Dataset su cui è stato addestrato/testato:</text:span></text:p>
          <text:list>
            <text:list-item>
              <text:p text:style-name="P3">Il modello è stato valutato principalmente sul dataset MVTec Anomaly Detection (MVTecAD), dimostrando notevoli capacità di generalizzazione e discriminabilità attraverso diverse categorie di anomalie.</text:p>
            </text:list-item>
          </text:list>
        </text:list-item>
      </text:list>
      <text:p text:style-name="Text_20_body">In sintesi, questo articolo propone un approccio promettente per il rilevamento di anomalie supervisionato, affrontando efficacemente le sfide legate alla discriminabilità e al bias del modello, e stabilendo nuovi benchmark per le future ricerche in questo campo.</text:p>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it" fo:country="IT" style:letter-kerning="true" style:font-name-asian="NSimSun"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SimSun"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3-14T18:09:24.254000000</meta:creation-date>
    <dc:date>2024-03-16T18:52:51.745000000</dc:date>
    <meta:editing-duration>PT1M48S</meta:editing-duration>
    <meta:editing-cycles>3</meta:editing-cycles>
    <meta:generator>LibreOffice/7.6.1.2$Windows_X86_64 LibreOffice_project/f5defcebd022c5bc36bbb79be232cb6926d8f674</meta:generator>
    <meta:document-statistic meta:table-count="0" meta:image-count="0" meta:object-count="0" meta:page-count="1" meta:paragraph-count="15" meta:word-count="379" meta:character-count="2786" meta:non-whitespace-character-count="2434"/>
  </office:meta>
</office:document-meta>
</file>